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" svg:font-family="'Noto Serif', apple-system, BlinkMacSystemFont, 'Segoe UI', Roboto, Oxygen-Sans, Ubuntu, Cantarell, 'Helvetica Neue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29076" officeooo:paragraph-rsid="00029076"/>
    </style:style>
    <style:style style:name="P2" style:family="paragraph" style:parent-style-name="normal" style:list-style-name="WWNum22">
      <style:paragraph-properties fo:margin-left="1.27cm" fo:text-align="justify" style:justify-single-word="false" fo:text-indent="-0.635cm" style:auto-text-indent="false"/>
      <style:text-properties officeooo:paragraph-rsid="00029076"/>
    </style:style>
    <style:style style:name="P3" style:family="paragraph" style:parent-style-name="normal">
      <style:paragraph-properties fo:text-align="justify" style:justify-single-word="false"/>
      <style:text-properties style:font-name="Times New Roman" officeooo:paragraph-rsid="00029076" style:font-name-asian="Times New Roman1" style:font-name-complex="Times New Roman1"/>
    </style:style>
    <style:style style:name="P4" style:family="paragraph" style:parent-style-name="normal">
      <style:paragraph-properties fo:margin-left="0cm" fo:text-align="justify" style:justify-single-word="false" fo:text-indent="0cm" style:auto-text-indent="false"/>
      <style:text-properties style:font-name="Times New Roman" officeooo:paragraph-rsid="00029076" style:font-name-asian="Times New Roman1" style:font-name-complex="Times New Roman1"/>
    </style:style>
    <style:style style:name="P5" style:family="paragraph" style:parent-style-name="normal">
      <style:paragraph-properties fo:margin-left="1.27cm" fo:text-align="justify" style:justify-single-word="false" fo:text-indent="0cm" style:auto-text-indent="false"/>
      <style:text-properties style:font-name="Times New Roman" officeooo:paragraph-rsid="00029076" style:font-name-asian="Times New Roman1" style:font-name-complex="Times New Roman1"/>
    </style:style>
    <style:style style:name="P6" style:family="paragraph" style:parent-style-name="normal" style:list-style-name="WWNum22">
      <style:paragraph-properties fo:margin-left="2.54cm" fo:text-align="justify" style:justify-single-word="false" fo:text-indent="-0.635cm" style:auto-text-indent="false"/>
      <style:text-properties style:font-name="Times New Roman" style:text-underline-style="none" officeooo:paragraph-rsid="00029076" style:font-name-asian="Times New Roman1" style:font-name-complex="Times New Roman1"/>
    </style:style>
    <style:style style:name="P7" style:family="paragraph" style:parent-style-name="normal" style:list-style-name="WWNum22">
      <style:paragraph-properties fo:margin-left="1.27cm" fo:text-align="justify" style:justify-single-word="false" fo:text-indent="-0.635cm" style:auto-text-indent="false"/>
      <style:text-properties style:font-name="Times New Roman" fo:font-size="11pt" officeooo:paragraph-rsid="00029076" style:font-size-asian="11pt" style:font-size-complex="11pt"/>
    </style:style>
    <style:style style:name="P8" style:family="paragraph" style:parent-style-name="normal" style:list-style-name="WWNum22">
      <style:paragraph-properties fo:margin-left="1.27cm" fo:text-align="justify" style:justify-single-word="false" fo:text-indent="-0.635cm" style:auto-text-indent="false"/>
      <style:text-properties fo:color="#000000" loext:opacity="100%" style:font-name="Times New Roman" fo:font-size="11pt" officeooo:paragraph-rsid="00029076" style:font-size-asian="11pt" style:font-size-complex="11pt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officeooo:rsid="00040c1d" style:font-name-asian="Times New Roman1" style:font-name-complex="Times New Roman1"/>
    </style:style>
    <style:style style:name="T3" style:family="text">
      <style:text-properties fo:font-variant="normal" fo:text-transform="none" fo:color="#000000" loext:opacity="87%" style:font-name="Noto Serif" fo:font-size="7.5pt" fo:letter-spacing="normal" fo:font-style="normal" fo:font-weight="normal" style:font-name-asian="Times New Roman1" style:font-name-complex="Times New Roman1"/>
    </style:style>
    <style:style style:name="T4" style:family="text">
      <style:text-properties fo:font-variant="normal" fo:text-transform="none" fo:color="#000000" loext:opacity="87%" fo:font-size="7.5pt" fo:letter-spacing="normal" fo:font-style="normal" fo:font-weight="normal" style:font-name-asian="Times New Roman1" style:font-name-complex="Times New Roman1"/>
    </style:style>
    <style:style style:name="T5" style:family="text">
      <style:text-properties fo:font-variant="normal" fo:text-transform="none" fo:color="#000000" loext:opacity="87%" fo:letter-spacing="normal" fo:font-style="normal" fo:font-weight="normal" style:font-name-asian="Times New Roman1" style:font-name-complex="Times New Roman1"/>
    </style:style>
    <style:style style:name="T6" style:family="text">
      <style:text-properties fo:font-variant="normal" fo:text-transform="none" fo:letter-spacing="normal" fo:font-style="normal" fo:font-weight="normal" style:font-name-asian="Times New Roman1" style:font-name-complex="Times New Roman1"/>
    </style:style>
    <style:style style:name="T7" style:family="text">
      <style:text-properties fo:color="#000000" loext:opacity="87%" style:font-name="Noto Serif" fo:font-size="7.5pt" fo:letter-spacing="normal" fo:font-style="italic" fo:font-weight="normal" style:font-name-asian="Times New Roman1" style:font-name-complex="Times New Roman1"/>
    </style:style>
    <style:style style:name="T8" style:family="text">
      <style:text-properties fo:color="#000000" loext:opacity="87%" fo:font-size="7.5pt" fo:letter-spacing="normal" fo:font-style="italic" fo:font-weight="normal" style:font-name-asian="Times New Roman1" style:font-name-complex="Times New Roman1"/>
    </style:style>
    <style:style style:name="T9" style:family="text">
      <style:text-properties fo:color="#000000" loext:opacity="87%" fo:letter-spacing="normal" fo:font-style="italic" fo:font-weight="normal" style:font-name-asian="Times New Roman1" style:font-name-complex="Times New Roman1"/>
    </style:style>
    <style:style style:name="T10" style:family="text">
      <style:text-properties fo:letter-spacing="normal" fo:font-style="italic" fo:font-weight="normal" style:font-name-asian="Times New Roman1" style:font-name-complex="Times New Roman1"/>
    </style:style>
    <style:style style:name="T11" style:family="text">
      <style:text-properties style:font-name-asian="Times New Roman1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encias: <text:line-break/></text:p>
      <text:p text:style-name="P3" loext:marker-style-name="T1"/>
      <text:list text:style-name="WWNum22">
        <text:list-item>
          <text:p text:style-name="P2"><text:span text:style-name="T1">Dondena, L. M., Ferretti, E., Maragoudakis, M., Sapino, M., &amp; Errecalde, M. L. (2017). Predicting Depression: a comparative study of machine learning approaches based on language usage. Cuadernos de Neuropsicologia, 11, 42-54.</text:span></text:p>
        </text:list-item>
      </text:list>
      <text:p text:style-name="P4" loext:marker-style-name="T1"/>
      <text:list text:continue-numbering="true" text:style-name="WWNum22">
        <text:list-item>
          <text:p text:style-name="P2"><text:span text:style-name="T1">Batista, H. M. C. da, Paim, A. B., Siqueira, B. S., Ebecken, N. F. F., &amp; Dias, A. C. (n.d.). Fatores que podem desencadear depressão: uma aplicação do aprendizado de máquina aos dados da Pesquisa Nacional de Saúde no Brasil. </text:span></text:p>
        </text:list-item>
      </text:list>
      <text:p text:style-name="P4" loext:marker-style-name="T1"/>
      <text:list text:continue-numbering="true" text:style-name="WWNum22">
        <text:list-item>
          <text:p text:style-name="P2"><text:span text:style-name="T1">Liu, Y., Pu, C., Xia, S., Deng, D., Wang, X., &amp; Li, M. (2022). Machine learning approaches for diagnosing depression using EEG: A review. Transl Neurosci, 13(1), 224-235. </text:span></text:p>
          <text:list>
            <text:list-item>
              <text:p text:style-name="P6"/>
            </text:list-item>
          </text:list>
        </text:list-item>
        <text:list-item>
          <text:p text:style-name="P2"><text:span text:style-name="T1">Patel, M. J., &amp; Khalaf, A. (2015). Studying depression using imaging and machine learning methods. NeuroImage: Clinical.</text:span></text:p>
        </text:list-item>
      </text:list>
      <text:p text:style-name="P4" loext:marker-style-name="T1"/>
      <text:list text:continue-numbering="true" text:style-name="WWNum22">
        <text:list-item>
          <text:p text:style-name="P2"><text:span text:style-name="T1">Umberson, D., &amp; Montez, J. K. (2010). Social relationships and health: A flashpoint for health policy. Journal of health and social behavior, 51(1_suppl), S54-S66.</text:span></text:p>
        </text:list-item>
        <text:list-item>
          <text:p text:style-name="P2"><text:span text:style-name="T1">Teo, A. R., Choi, H., &amp; Valenstein, M. (2013). Social relationships and depression: Ten-year follow-up from a nationally representative study. PloS one, 8(4), e62396.</text:span></text:p>
        </text:list-item>
      </text:list>
      <text:p text:style-name="P4" loext:marker-style-name="T1"/>
      <text:list text:continue-numbering="true" text:style-name="WWNum22">
        <text:list-item>
          <text:p text:style-name="P2"><text:span text:style-name="T1">Whisman, M. A. (2010). The association between depression and marital dissatisfaction. In Handbook of depression (pp. 165-180). Guilford Press.</text:span></text:p>
        </text:list-item>
      </text:list>
      <text:p text:style-name="P4" loext:marker-style-name="T1"/>
      <text:list text:continue-numbering="true" text:style-name="WWNum22">
        <text:list-item>
          <text:p text:style-name="P2"><text:span text:style-name="T1">Lorant, V., Deliège, D., Eaton, W., Robert, A., Philippot, P., &amp; Ansseau, M. (2003). Socioeconomic inequalities in depression: a meta-analysis. American journal of epidemiology, 157(2), 98-112.</text:span></text:p>
        </text:list-item>
      </text:list>
      <text:p text:style-name="P4" loext:marker-style-name="T1"/>
      <text:list text:continue-numbering="true" text:style-name="WWNum22">
        <text:list-item>
          <text:p text:style-name="P2"><text:span text:style-name="T1">Stansfeld, S., &amp; Candy, B. (2006). Psychosocial work environment and mental health—a meta-analytic review. Scandinavian journal of work, environment &amp; health, 32(6), 443-462.</text:span></text:p>
        </text:list-item>
      </text:list>
      <text:p text:style-name="P4" loext:marker-style-name="T1"/>
      <text:list text:continue-numbering="true" text:style-name="WWNum22">
        <text:list-item>
          <text:p text:style-name="P2"><text:span text:style-name="T1">Virtanen, M., Stansfeld, S. A., Fuhrer, R., &amp; Ferrie, J. E. (2018). Overtime work as a predictor of major depressive episode: a 5-year follow-up of the Whitehall II study. PLoS One, 13(8), e0202224.</text:span></text:p>
        </text:list-item>
      </text:list>
      <text:p text:style-name="P4" loext:marker-style-name="T1"/>
      <text:list text:continue-numbering="true" text:style-name="WWNum22">
        <text:list-item>
          <text:p text:style-name="P2"><text:span text:style-name="T1">Kessler, R. C., Davis, C. G., &amp; Kendler, K. S. (1995). Childhood adversity and adult psychiatric disorder in the US National Comorbidity Survey. Psychological medicine, 25(1), 51-67.</text:span></text:p>
        </text:list-item>
      </text:list>
      <text:p text:style-name="P5" loext:marker-style-name="T1"/>
      <text:list text:continue-numbering="true" text:style-name="WWNum22">
        <text:list-item>
          <text:p text:style-name="P2"><text:span text:style-name="T1">Beck, A. T., Rush, A. J., Shaw, B. F., &amp; Emery, G. (1979). Cognitive therapy of depression. Guilford press.</text:span></text:p>
        </text:list-item>
      </text:list>
      <text:p text:style-name="P4" loext:marker-style-name="T1"/>
      <text:list text:continue-numbering="true" text:style-name="WWNum22">
        <text:list-item>
          <text:p text:style-name="P2"><text:span text:style-name="T1">Kendler, K. S., Gatz, M., Gardner, C. O., &amp; Pedersen, N. L. (2006). A Swedish national twin study of lifetime major depression. American Journal of Psychiatry, 163(1), 109-114.</text:span></text:p>
        </text:list-item>
      </text:list>
      <text:p text:style-name="P4" loext:marker-style-name="T1"/>
      <text:list text:continue-numbering="true" text:style-name="WWNum22">
        <text:list-item>
          <text:p text:style-name="P2"><text:soft-page-break/><text:span text:style-name="T1">Smith, K. J., Victor, C., &amp; Bartholomew, J. (2006). Factors associated with the self-reported health status of older people in the United Kingdom. Ageing &amp; society, 26(4), 607-627.</text:span></text:p>
        </text:list-item>
      </text:list>
      <text:p text:style-name="P4" loext:marker-style-name="T1"/>
      <text:list text:continue-numbering="true" text:style-name="WWNum22">
        <text:list-item>
          <text:p text:style-name="P2"><text:span text:style-name="T1">Beck, A. T., Ward, C. H., Mendelson, M., Mock, J., &amp; Erbaugh, J. (1961). An inventory for measuring depression. Archives of general psychiatry, 4(6), 561-571.</text:span></text:p>
        </text:list-item>
      </text:list>
      <text:p text:style-name="P5" loext:marker-style-name="T1"/>
      <text:list text:continue-numbering="true" text:style-name="WWNum22">
        <text:list-item>
          <text:p text:style-name="P2"><text:span text:style-name="T1">Kuehner, C. (2017). Gender differences in unipolar depression: an update of epidemiological findings and possible explanations. Acta Psychiatrica Scandinavica, 95(3), 163-174.</text:span></text:p>
        </text:list-item>
      </text:list>
      <text:p text:style-name="P4" loext:marker-style-name="T1"/>
      <text:list text:continue-numbering="true" text:style-name="WWNum22">
        <text:list-item>
          <text:p text:style-name="P2"><text:span text:style-name="T1">Fiske, A., Wetherell, J. L., &amp; Gatz, M. (2009). Depression in older adults. Annual Review of Clinical Psychology, 5, 363-389.</text:span></text:p>
        </text:list-item>
      </text:list>
      <text:p text:style-name="P4" loext:marker-style-name="T1"/>
      <text:list text:continue-numbering="true" text:style-name="WWNum22">
        <text:list-item>
          <text:p text:style-name="P2"><text:span text:style-name="T1">Sullivan, P. F., Neale, M. C., &amp; Kendler, K. S. (2000). Genetic epidemiology of major depression: Review and meta-analysis. American journal of psychiatry, 157(10), 1552-1562.</text:span></text:p>
        </text:list-item>
      </text:list>
      <text:p text:style-name="P4" loext:marker-style-name="T1"/>
      <text:list text:continue-numbering="true" text:style-name="WWNum22">
        <text:list-item>
          <text:p text:style-name="P2"><text:span text:style-name="T1">Young, E. A., Korszun, A., &amp; Sex and Gender in Mood Disorders Task Force. (2014). The hypothalamic-pituitary-gonadal axis in mood disorders. Endocrinology and metabolism clinics of North America, 43(3), 683-696.</text:span></text:p>
        </text:list-item>
      </text:list>
      <text:p text:style-name="P5" loext:marker-style-name="T1"/>
      <text:list text:continue-numbering="true" text:style-name="WWNum22">
        <text:list-item>
          <text:p text:style-name="P2"><text:span text:style-name="T1">Luppino, F. S., de Wit, L. M., Bouvy, P. F., Stijnen, T., Cuijpers, P., Penninx, B. W., &amp; Zitman, F. G. (2010). Overweight, obesity, and depression: a systematic review and meta-analysis of longitudinal studies. Archives of general psychiatry, 67(3), 220-229.</text:span></text:p>
        </text:list-item>
      </text:list>
      <text:p text:style-name="P5" loext:marker-style-name="T1"/>
      <text:list text:continue-numbering="true" text:style-name="WWNum22">
        <text:list-item>
          <text:p text:style-name="P2"><text:span text:style-name="T1">Lai, H. M. X., Cleary, M., Sitharthan, T., &amp; Hunt, G. E. (2015). Prevalence of comorbid substance use, anxiety and mood disorders in epidemiological surveys, 1990–2014: A systematic review and meta-analysis. Drug and alcohol dependence, 154, 1-13.</text:span></text:p>
        </text:list-item>
      </text:list>
      <text:p text:style-name="P5" loext:marker-style-name="T1"/>
      <text:list text:continue-numbering="true" text:style-name="WWNum22">
        <text:list-item>
          <text:p text:style-name="P2"><text:span text:style-name="T1">Skogen, J. C., Harvey, S. B., Henderson, M., Stordal, E., Mykletun, A., &amp; Øverland, S. (2014). Anxiety and depression among abstainers and low-level alcohol consumers: The Nord-Trøndelag Health Study. Addiction, 109(2), 269-277.</text:span></text:p>
          <text:p text:style-name="P7"><text:span text:style-name="T5"/></text:p>
        </text:list-item>
        <text:list-item>
          <text:p text:style-name="P8"><text:span text:style-name="T6">Barbosa, B. P. (2020). Terapia nutricional na depressão – como nutrir a saúde mental: uma revisão bibliográfica / Nutritional therapy in depression - how to nurture mental health: a literature review. </text:span><text:span text:style-name="T10">Brazilian Journal of Development</text:span><text:span text:style-name="T6">, </text:span><text:span text:style-name="T10">6</text:span><text:span text:style-name="T6">(12), 100617–100632. https://doi.org/10.34117/bjdv6n12-524</text:span><text:span text:style-name="T11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" svg:font-family="'Noto Serif', apple-system, BlinkMacSystemFont, 'Segoe UI', Roboto, Oxygen-Sans, Ubuntu, Cantarell, 'Helvetica Neue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4T16:04:33.171000000</meta:creation-date>
    <dc:date>2024-05-25T18:02:37.977000000</dc:date>
    <meta:editing-duration>P1DT1H46M46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2" meta:paragraph-count="25" meta:word-count="663" meta:character-count="4373" meta:non-whitespace-character-count="3755"/>
  </office:meta>
</office:document-meta>
</file>